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466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shapes>
          <draw:frame draw:z-index="0" draw:style-name="gr1" draw:text-style-name="P1" svg:width="15.999cm" svg:height="8.999cm" svg:x="13.515cm" svg:y="4.111cm">
            <draw:object draw:notify-on-update-of-ranges="Tabelle1.A2:Tabelle1.A6 Tabelle1.B1:Tabelle1.B1 Tabelle1.B2:Tabelle1.B6 Tabelle1.C1:Tabelle1.C1 Tabelle1.C2:Tabelle1.C6 Tabelle1.D1:Tabelle1.D1 Tabelle1.D2:Tabelle1.D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Name/Anzahl</text:p>
          </table:table-cell>
          <table:table-cell office:value-type="string" calcext:value-type="string">
            <text:p>Qt</text:p>
          </table:table-cell>
          <table:table-cell office:value-type="string" calcext:value-type="string">
            <text:p>WebAssembly</text:p>
          </table:table-cell>
          <table:table-cell office:value-type="string" calcext:value-type="string">
            <text:p>Server</text:p>
          </table:table-cell>
        </table:table-row>
        <table:table-row table:style-name="ro1">
          <table:table-cell office:value-type="string" calcext:value-type="string">
            <text:p>10.000</text:p>
          </table:table-cell>
          <table:table-cell office:value-type="float" office:value="7.086" calcext:value-type="float">
            <text:p>7,086</text:p>
          </table:table-cell>
          <table:table-cell office:value-type="float" office:value="61.32" calcext:value-type="float">
            <text:p>61,32</text:p>
          </table:table-cell>
          <table:table-cell office:value-type="float" office:value="776.56" calcext:value-type="float">
            <text:p>776,56</text:p>
          </table:table-cell>
        </table:table-row>
        <table:table-row table:style-name="ro1">
          <table:table-cell office:value-type="string" calcext:value-type="string">
            <text:p>50.000</text:p>
          </table:table-cell>
          <table:table-cell office:value-type="float" office:value="21.483" calcext:value-type="float">
            <text:p>21,483</text:p>
          </table:table-cell>
          <table:table-cell office:value-type="float" office:value="99.93" calcext:value-type="float">
            <text:p>99,93</text:p>
          </table:table-cell>
          <table:table-cell office:value-type="float" office:value="2253.87" calcext:value-type="float">
            <text:p>2253,87</text:p>
          </table:table-cell>
        </table:table-row>
        <table:table-row table:style-name="ro1">
          <table:table-cell office:value-type="string" calcext:value-type="string">
            <text:p>100.000</text:p>
          </table:table-cell>
          <table:table-cell office:value-type="float" office:value="41.069" calcext:value-type="float">
            <text:p>41,069</text:p>
          </table:table-cell>
          <table:table-cell office:value-type="float" office:value="143.403" calcext:value-type="float">
            <text:p>143,403</text:p>
          </table:table-cell>
          <table:table-cell office:value-type="float" office:value="3404.35" calcext:value-type="float">
            <text:p>3404,35</text:p>
          </table:table-cell>
        </table:table-row>
        <table:table-row table:style-name="ro1">
          <table:table-cell office:value-type="string" calcext:value-type="string">
            <text:p>500.000</text:p>
          </table:table-cell>
          <table:table-cell office:value-type="float" office:value="183.798" calcext:value-type="float">
            <text:p>183,798</text:p>
          </table:table-cell>
          <table:table-cell office:value-type="float" office:value="623.48" calcext:value-type="float">
            <text:p>623,48</text:p>
          </table:table-cell>
          <table:table-cell/>
        </table:table-row>
        <table:table-row table:style-name="ro1">
          <table:table-cell office:value-type="string" calcext:value-type="string">
            <text:p>1.000.000</text:p>
          </table:table-cell>
          <table:table-cell office:value-type="float" office:value="363.157" calcext:value-type="float">
            <text:p>363,157</text:p>
          </table:table-cell>
          <table:table-cell table:number-columns-repeated="2"/>
        </table:table-row>
        <table:table-row table:style-name="ro1" table:number-rows-repeated="1048569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24">00.00.0000</text:date>, <text:time style:data-style-name="N2" text:time-value="21:25:09.117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1-17T15:34:16.413000000</meta:creation-date>
    <dc:date>2022-01-24T21:26:37.637000000</dc:date>
    <meta:editing-duration>PT9M1S</meta:editing-duration>
    <meta:editing-cycles>2</meta:editing-cycles>
    <meta:generator>LibreOffice/7.0.1.2$Windows_X86_64 LibreOffice_project/7cbcfc562f6eb6708b5ff7d7397325de9e764452</meta:generator>
    <meta:document-statistic meta:table-count="1" meta:cell-count="21" meta:object-count="1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022cm" svg:y="3.703cm" style:legend-expansion="high" chart:style-name="ch2"/>
        <chart:plot-area chart:style-name="ch3" table:cell-range-address="Tabelle1.A1:Tabelle1.D6" chart:data-source-has-labels="both" svg:x="1.331cm" svg:y="0.18cm" svg:width="11.371cm" svg:height="7.659cm">
          <chart:coordinate-region svg:x="2.508cm" svg:y="0.379cm" svg:width="10.194cm" svg:height="6.813cm"/>
          <chart:axis chart:dimension="x" chart:name="primary-x" chart:style-name="ch4" chartooo:axis-type="auto">
            <chartooo:date-scale/>
            <chart:title svg:x="5.451cm" svg:y="8.019cm" chart:style-name="ch5">
              <text:p>Anzahl der Elemente</text:p>
            </chart:title>
            <chart:categories table:cell-range-address="Tabelle1.A2:Tabelle1.A6"/>
          </chart:axis>
          <chart:axis chart:dimension="y" chart:name="primary-y" chart:style-name="ch6">
            <chart:title svg:x="0.451cm" svg:y="5.548cm" chart:style-name="ch7">
              <text:p>Zeit in Millisekunden</text:p>
            </chart:title>
            <chart:grid chart:style-name="ch8" chart:class="major"/>
          </chart:axis>
          <chart:series chart:style-name="ch9" chart:values-cell-range-address="Tabelle1.B2:Tabelle1.B6" chart:label-cell-address="Tabelle1.B1:Tabelle1.B1" chart:class="chart:bar">
            <chart:data-point chart:repeated="5"/>
          </chart:series>
          <chart:series chart:style-name="ch10" chart:values-cell-range-address="Tabelle1.C2:Tabelle1.C6" chart:label-cell-address="Tabelle1.C1:Tabelle1.C1" chart:class="chart:bar">
            <chart:data-point chart:repeated="5"/>
          </chart:series>
          <chart:series chart:style-name="ch11" chart:values-cell-range-address="Tabelle1.D2:Tabelle1.D6" chart:label-cell-address="Tabelle1.D1:Tabelle1.D1" chart:class="chart:ba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Qt</text:p>
                <draw:g>
                  <svg:desc>Tabelle1.B1:Tabelle1.B1</svg:desc>
                </draw:g>
              </table:table-cell>
              <table:table-cell office:value-type="string">
                <text:p>WebAssembly</text:p>
                <draw:g>
                  <svg:desc>Tabelle1.C1:Tabelle1.C1</svg:desc>
                </draw:g>
              </table:table-cell>
              <table:table-cell office:value-type="string">
                <text:p>Server</text:p>
                <draw:g>
                  <svg:desc>Tabelle1.D1:Tabelle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0.000</text:p>
                <draw:g>
                  <svg:desc>Tabelle1.A2:Tabelle1.A6</svg:desc>
                </draw:g>
              </table:table-cell>
              <table:table-cell office:value-type="float" office:value="7.086">
                <text:p>7.086</text:p>
                <draw:g>
                  <svg:desc>Tabelle1.B2:Tabelle1.B6</svg:desc>
                </draw:g>
              </table:table-cell>
              <table:table-cell office:value-type="float" office:value="61.32">
                <text:p>61.32</text:p>
                <draw:g>
                  <svg:desc>Tabelle1.C2:Tabelle1.C6</svg:desc>
                </draw:g>
              </table:table-cell>
              <table:table-cell office:value-type="float" office:value="776.56">
                <text:p>776.56</text:p>
                <draw:g>
                  <svg:desc>Tabelle1.D2:Tabelle1.D6</svg:desc>
                </draw:g>
              </table:table-cell>
            </table:table-row>
            <table:table-row>
              <table:table-cell office:value-type="string">
                <text:p>50.000</text:p>
              </table:table-cell>
              <table:table-cell office:value-type="float" office:value="21.483">
                <text:p>21.483</text:p>
              </table:table-cell>
              <table:table-cell office:value-type="float" office:value="99.93">
                <text:p>99.93</text:p>
              </table:table-cell>
              <table:table-cell office:value-type="float" office:value="2253.87">
                <text:p>2253.87</text:p>
              </table:table-cell>
            </table:table-row>
            <table:table-row>
              <table:table-cell office:value-type="string">
                <text:p>100.000</text:p>
              </table:table-cell>
              <table:table-cell office:value-type="float" office:value="41.069">
                <text:p>41.069</text:p>
              </table:table-cell>
              <table:table-cell office:value-type="float" office:value="143.403">
                <text:p>143.403</text:p>
              </table:table-cell>
              <table:table-cell office:value-type="float" office:value="3404.35">
                <text:p>3404.35</text:p>
              </table:table-cell>
            </table:table-row>
            <table:table-row>
              <table:table-cell office:value-type="string">
                <text:p>500.000</text:p>
              </table:table-cell>
              <table:table-cell office:value-type="float" office:value="183.798">
                <text:p>183.798</text:p>
              </table:table-cell>
              <table:table-cell office:value-type="float" office:value="623.48">
                <text:p>623.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.000.000</text:p>
              </table:table-cell>
              <table:table-cell office:value-type="float" office:value="363.157">
                <text:p>363.1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1.2$Windows_X86_64 LibreOffice_project/7cbcfc562f6eb6708b5ff7d7397325de9e764452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